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EndpointRegistrarTests.registerNull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EndpointRegistrarTests.registerNullEndpoi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EndpointRegistrarTests.registerNullContainerFactoryWithNo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ListenerEndpointRegistra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EndpointRegistrarTests.registerNullContainerFactoryI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ListenerEndpointRegistrarTests.registerContainerWithou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ListenerEndpointRegistrarTests.registerEmptyEndpoi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